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InvocationInOrderCheckerTest.shouldReportWantedD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ssingInvocationInOrderCheckerTest.build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InOrderCheckerTest.shouldReportArgumentsAre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ssingInvocationInOrderCheckerTest.buildIntAr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InOrderCheckerTest.buildDiffer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InOrderCheckerTest.shouldReportWantedButNot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ssingInvocationInOrderCheckerTest.shouldPassWhenMatchingInteraction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InvocationInOrderCheck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